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22" officeooo:paragraph-rsid="0012e022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nformation de image </text:p>
      <text:p text:style-name="P2">[Jpeg] Compression Type:<text:tab/>Baseline</text:p>
      <text:p text:style-name="Standard">[Jpeg] Data Precision:<text:tab/>8 bits</text:p>
      <text:p text:style-name="Standard">[Jpeg] Image Height:<text:tab/>943 pixels</text:p>
      <text:p text:style-name="Standard">[Jpeg] Image Width:<text:tab/>1080 pixels</text:p>
      <text:p text:style-name="Standard">[Jpeg] Number of Components:<text:tab/>3</text:p>
      <text:p text:style-name="Standard">[Jpeg] Component 1:<text:tab/>Y component: Quantization table 0, Sampling factors 2 horiz/2 vert</text:p>
      <text:p text:style-name="Standard">[Jpeg] Component 2:<text:tab/>Cb component: Quantization table 1, Sampling factors 1 horiz/1 vert</text:p>
      <text:p text:style-name="Standard">[Jpeg] Component 3:<text:tab/>Cr component: Quantization table 1, Sampling factors 1 horiz/1 vert</text:p>
      <text:p text:style-name="Standard">[Jfif] Version:<text:tab/>1.1</text:p>
      <text:p text:style-name="Standard">[Jfif] Resolution Units:<text:tab/>none</text:p>
      <text:p text:style-name="Standard">[Jfif] X Resolution:<text:tab/>1 dot</text:p>
      <text:p text:style-name="Standard">[Jfif] Y Resolution:<text:tab/>1 dot</text:p>
      <text:p text:style-name="Standard">[Exif SubIFD] White Balance:<text:tab/>Unknown</text:p>
      <text:p text:style-name="Standard">[Exif IFD0] Unknown tag (0x0101):<text:tab/>943</text:p>
      <text:p text:style-name="Standard">[Exif IFD0] Orientation:<text:tab/>Top, left side (Horizontal / normal)</text:p>
      <text:p text:style-name="Standard">[Exif IFD0] Unknown tag (0x0100):<text:tab/>1080</text:p>
      <text:p text:style-name="Standard">[ICC Profile] Profile Size:<text:tab/>536</text:p>
      <text:p text:style-name="Standard">[ICC Profile] Version:<text:tab/>2.1.0</text:p>
      <text:p text:style-name="Standard">[ICC Profile] Class:<text:tab/>Display Device</text:p>
      <text:p text:style-name="Standard">[ICC Profile] Color space:<text:tab/>RGB </text:p>
      <text:p text:style-name="Standard">[ICC Profile] Profile Connection Space:<text:tab/>XYZ </text:p>
      <text:p text:style-name="Standard">[ICC Profile] Profile Date/Time:<text:tab/>Wed Dec 31 01:00:00 CET 2</text:p>
      <text:p text:style-name="Standard">[ICC Profile] Signature:<text:tab/>acsp</text:p>
      <text:p text:style-name="Standard">[ICC Profile] Rendering Intent:<text:tab/>Media-Relative Colorimetric</text:p>
      <text:p text:style-name="Standard">[ICC Profile] XYZ values:<text:tab/>0.9642029 1.0 0.8249054</text:p>
      <text:p text:style-name="Standard">[ICC Profile] Tag Count:<text:tab/>9</text:p>
      <text:p text:style-name="Standard">[ICC Profile] Profile Description:<text:tab/>1 enUS(sRG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8:44:07.866007200</meta:creation-date>
    <dc:date>2025-12-17T08:56:25.655657000</dc:date>
    <meta:editing-duration>PT2M4S</meta:editing-duration>
    <meta:editing-cycles>1</meta:editing-cycles>
    <meta:document-statistic meta:table-count="0" meta:image-count="0" meta:object-count="0" meta:page-count="1" meta:paragraph-count="28" meta:word-count="172" meta:character-count="1143" meta:non-whitespace-character-count="996"/>
    <meta:generator>LibreOffice/25.8.3.2$Windows_X86_64 LibreOffice_project/8ca8d55c161d602844f5428fa4b58097424e324e</meta:generator>
  </office:meta>
</office:document-meta>
</file>